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style:font-name="Courier New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Table_20_Contents">
      <style:text-properties style:font-name="Times New Roman"/>
    </style:style>
    <style:style style:name="P5" style:family="paragraph" style:parent-style-name="Standard" style:master-page-name="MP0">
      <style:paragraph-properties fo:text-align="center" style:justify-single-word="false" style:page-number="auto" fo:break-before="page"/>
      <style:text-properties fo:font-weight="bold" style:font-weight-asian="bold" style:font-weight-complex="bold"/>
    </style:style>
    <style:style style:name="P6" style:family="paragraph" style:parent-style-name="Standard">
      <style:text-properties fo:font-style="normal" style:font-style-asian="normal" style:font-style-complex="normal"/>
    </style:style>
    <style:style style:name="P7" style:family="paragraph" style:parent-style-name="Standard" style:list-style-name="L1">
      <style:text-properties fo:font-style="normal" style:font-style-asian="normal" style:font-style-complex="normal"/>
    </style:style>
    <style:style style:name="P8" style:family="paragraph" style:parent-style-name="Standard" style:list-style-name="L2">
      <style:text-properties fo:font-style="normal" style:font-style-asian="normal" style:font-style-complex="normal"/>
    </style:style>
    <style:style style:name="P9" style:family="paragraph" style:parent-style-name="Standard">
      <style:text-properties style:font-name="Courier New" fo:font-style="normal" style:font-style-asian="normal" style:font-style-complex="normal"/>
    </style:style>
    <style:style style:name="P10" style:family="paragraph" style:parent-style-name="Standard">
      <style:text-properties style:font-name="Courier New" fo:font-style="normal" fo:background-color="#33ff99" style:font-style-asian="normal" style:font-style-complex="normal"/>
    </style:style>
    <style:style style:name="P11" style:family="paragraph" style:parent-style-name="Standard">
      <style:text-properties style:font-name="Courier New" fo:font-style="normal" fo:background-color="#00ccff" style:font-style-asian="normal" style:font-style-complex="normal"/>
    </style:style>
    <style:style style:name="P12" style:family="paragraph" style:parent-style-name="Standard">
      <style:text-properties style:font-name="Times New Roman" fo:font-style="normal" fo:background-color="#00ccff" style:font-style-asian="normal" style:font-style-complex="normal"/>
    </style:style>
    <style:style style:name="P13" style:family="paragraph" style:parent-style-name="Standard">
      <style:text-properties style:font-name="Times New Roman" fo:font-style="normal" fo:background-color="#33ff99" style:font-style-asian="normal" style:font-style-complex="normal"/>
    </style:style>
    <style:style style:name="P14" style:family="paragraph" style:parent-style-name="Standard">
      <style:text-properties style:font-name="Times New Roman" fo:font-style="normal" style:font-style-asian="normal" style:font-style-complex="normal"/>
    </style:style>
    <style:style style:name="P15" style:family="paragraph" style:parent-style-name="Standard">
      <style:text-properties style:text-position="0% 100%" style:font-name="Times New Roman" fo:font-style="normal" style:font-style-asian="normal" style:font-style-complex="normal"/>
    </style:style>
    <style:style style:name="P16" style:family="paragraph" style:parent-style-name="Standard">
      <style:paragraph-properties fo:text-align="center" style:justify-single-word="false"/>
      <style:text-properties style:text-position="0% 100%" style:font-name="Times New Roman" fo:font-style="normal" fo:font-weight="bold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style:text-position="0% 100%" style:font-name="Times New Roman" fo:font-style="normal" fo:font-weight="bold" style:font-style-asian="normal" style:font-weight-asian="bold" style:font-style-complex="normal" style:font-weight-complex="bold"/>
    </style:style>
    <style:style style:name="P18" style:family="paragraph" style:parent-style-name="Standard" style:list-style-name="L3">
      <style:paragraph-properties fo:text-align="start" style:justify-single-word="false"/>
      <style:text-properties style:text-position="0% 100%" style:font-name="Times New Roman" fo:font-style="normal" fo:font-weight="bold" style:font-style-asian="normal" style:font-weight-asian="bold" style:font-style-complex="normal" style:font-weight-complex="bold"/>
    </style:style>
    <style:style style:name="P19" style:family="paragraph" style:parent-style-name="Standard" style:list-style-name="L5">
      <style:paragraph-properties fo:text-align="start" style:justify-single-word="false"/>
      <style:text-properties style:text-position="0% 100%" style:font-name="Times New Roman" fo:font-style="normal" fo:font-weight="bold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style:text-position="0% 100%" style:font-name="Times New Roman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21" style:family="paragraph" style:parent-style-name="Standard">
      <style:text-properties style:text-position="0% 100%" style:font-name="Courier New" fo:font-style="normal" style:font-style-asian="normal" style:font-style-complex="normal"/>
    </style:style>
    <style:style style:name="P2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3" style:family="paragraph" style:parent-style-name="Standard">
      <style:paragraph-properties fo:text-align="start" style:justify-single-word="false"/>
    </style:style>
    <style:style style:name="P24" style:family="paragraph" style:parent-style-name="Standard" style:list-style-name="L6">
      <style:paragraph-properties fo:text-align="start" style:justify-single-word="false"/>
    </style:style>
    <style:style style:name="P25" style:family="paragraph" style:parent-style-name="Standard" style:list-style-name="L7">
      <style:paragraph-properties fo:text-align="start" style:justify-single-word="false"/>
    </style:style>
    <style:style style:name="P26" style:family="paragraph" style:parent-style-name="Standard">
      <style:paragraph-properties fo:text-align="start" style:justify-single-word="false"/>
      <style:text-properties style:font-name="Courier New"/>
    </style:style>
    <style:style style:name="P27" style:family="paragraph" style:parent-style-name="Standard">
      <style:paragraph-properties fo:text-align="start" style:justify-single-word="false"/>
      <style:text-properties style:font-name="Times New Roman"/>
    </style:style>
    <style:style style:name="P28" style:family="paragraph" style:parent-style-name="Standard">
      <style:paragraph-properties fo:text-align="start" style:justify-single-word="false"/>
      <style:text-properties style:font-name="Times New Roman" fo:font-weight="bold" style:font-weight-asian="bold" style:font-weight-complex="bold"/>
    </style:style>
    <style:style style:name="P29" style:family="paragraph" style:parent-style-name="Standard">
      <style:paragraph-properties fo:text-align="start" style:justify-single-word="false" fo:padding="0.0291in" fo:border-left="none" fo:border-right="none" fo:border-top="none" fo:border-bottom="0.0008in solid #000000" style:join-border="false"/>
      <style:text-properties style:text-position="0% 100%" style:font-name="Times New Roman" fo:font-style="normal" fo:font-weight="bold" style:font-style-asian="normal" style:font-weight-asian="bold" style:font-style-complex="normal" style:font-weight-complex="bold"/>
    </style:style>
    <style:style style:name="P30" style:family="paragraph" style:parent-style-name="Standard">
      <style:paragraph-properties fo:text-align="start" style:justify-single-word="false" fo:padding="0.0291in" fo:border-left="none" fo:border-right="none" fo:border-top="none" fo:border-bottom="0.0008in solid #000000" style:join-border="false"/>
      <style:text-properties style:font-name="Courier New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background-color="#00ccff" style:font-style-asian="normal" style:font-style-complex="normal"/>
    </style:style>
    <style:style style:name="T3" style:family="text">
      <style:text-properties fo:font-style="normal" fo:background-color="#33ff99" style:font-style-asian="normal" style:font-style-complex="normal"/>
    </style:style>
    <style:style style:name="T4" style:family="text">
      <style:text-properties style:font-name="Courier New" fo:font-style="normal" style:font-style-asian="normal" style:font-style-complex="normal"/>
    </style:style>
    <style:style style:name="T5" style:family="text">
      <style:text-properties style:text-position="sub 58%" fo:font-style="normal" style:font-style-asian="normal" style:font-style-complex="normal"/>
    </style:style>
    <style:style style:name="T6" style:family="text">
      <style:text-properties style:text-position="sub 58%" style:font-name="Times New Roman" fo:font-style="normal" style:font-style-asian="normal" style:font-style-complex="normal"/>
    </style:style>
    <style:style style:name="T7" style:family="text">
      <style:text-properties style:text-position="sub 58%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style:text-position="sub 58%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style:text-position="0% 100%" fo:font-style="normal" style:font-style-asian="normal" style:font-style-complex="normal"/>
    </style:style>
    <style:style style:name="T10" style:family="text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style:text-position="0% 100%" fo:font-style="normal" style:text-underline-style="none" style:font-style-asian="normal" style:font-style-complex="normal"/>
    </style:style>
    <style:style style:name="T13" style:family="text">
      <style:text-properties style:text-position="0% 100%" style:font-name="Times New Roman" fo:font-style="normal" style:font-style-asian="normal" style:font-style-complex="normal"/>
    </style:style>
    <style:style style:name="T14" style:family="text">
      <style:text-properties style:text-position="0% 100%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T15" style:family="text">
      <style:text-properties style:text-position="0% 100%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8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onday</text:p>
      <text:p text:style-name="P1">Week 14</text:p>
      <text:p text:style-name="P1">4-17-17</text:p>
      <text:p text:style-name="Standard"/>
      <text:p text:style-name="P6">Last time (not including test):</text:p>
      <text:list xml:id="list3627935495463792890" text:style-name="L1">
        <text:list-item>
          <text:p text:style-name="P7">Frame</text:p>
        </text:list-item>
        <text:list-item>
          <text:p text:style-name="P7">Local variables</text:p>
        </text:list-item>
        <text:list-item>
          <text:p text:style-name="P7">content of frame</text:p>
          <text:list>
            <text:list-item>
              <text:p text:style-name="P7">fp of caller</text:p>
            </text:list-item>
            <text:list-item>
              <text:p text:style-name="P7">parameters</text:p>
            </text:list-item>
            <text:list-item>
              <text:p text:style-name="P7">return address</text:p>
            </text:list-item>
            <text:list-item>
              <text:p text:style-name="P7">return value</text:p>
            </text:list-item>
            <text:list-item>
              <text:p text:style-name="P7">temporary variables</text:p>
            </text:list-item>
            <text:list-item>
              <text:p text:style-name="P7">Access Link</text:p>
            </text:list-item>
          </text:list>
        </text:list-item>
      </text:list>
      <text:p text:style-name="P6">Today:</text:p>
      <text:list xml:id="list3447166766780961186" text:style-name="L2">
        <text:list-item>
          <text:p text:style-name="P8">???</text:p>
        </text:list-item>
      </text:list>
      <text:p text:style-name="P6"/>
      <text:p text:style-name="P6">Note: Javascript allows you to declare functions withing functions.</text:p>
      <text:p text:style-name="P6"/>
      <text:p text:style-name="P9">f()</text:p>
      <text:p text:style-name="P9">{</text:p>
      <text:p text:style-name="P9"><text:tab/>int a; //local variable</text:p>
      <text:p text:style-name="P9"><text:tab/>g() //declared in f;</text:p>
      <text:p text:style-name="P9"><text:tab/>{</text:p>
      <text:p text:style-name="P2"><text:span text:style-name="T1"><text:tab/></text:span><text:span text:style-name="T3"><text:tab/>…</text:span></text:p>
      <text:p text:style-name="P10"><text:tab/><text:tab/>h();</text:p>
      <text:p text:style-name="P10"><text:tab/><text:tab/>…</text:p>
      <text:p text:style-name="P10"><text:tab/><text:tab/>a = a + 1; //same as as from first line of f();</text:p>
      <text:p text:style-name="P10"><text:tab/><text:tab/>…</text:p>
      <text:p text:style-name="P9"><text:tab/>}</text:p>
      <text:p text:style-name="P9"/>
      <text:p text:style-name="P9"><text:tab/>h() //declared in f;</text:p>
      <text:p text:style-name="P9"><text:tab/>{</text:p>
      <text:p text:style-name="P2"><text:span text:style-name="T1"><text:tab/></text:span><text:span text:style-name="T2"><text:tab/>…</text:span></text:p>
      <text:p text:style-name="P11"><text:tab/><text:tab/>g();</text:p>
      <text:p text:style-name="P11"><text:tab/><text:tab/>…</text:p>
      <text:p text:style-name="P11"><text:tab/><text:tab/>a = a + 1; //same as as from first line of f();</text:p>
      <text:p text:style-name="P11"><text:tab/><text:tab/>…</text:p>
      <text:p text:style-name="P9"><text:tab/>}</text:p>
      <text:p text:style-name="P9"/>
      <text:p text:style-name="P9"><text:tab/>g();//in body of f</text:p>
      <text:p text:style-name="P9">}</text:p>
      <text:p text:style-name="P9"/>
      <text:p text:style-name="P12">body of h</text:p>
      <text:p text:style-name="P13">body of g</text:p>
      <text:p text:style-name="P14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4">f</text:p>
          </table:table-cell>
          <table:table-cell table:style-name="Table1.A1" office:value-type="string">
            <text:p text:style-name="P4"/>
          </table:table-cell>
          <table:table-cell table:style-name="Table1.C1" office:value-type="string">
            <text:p text:style-name="P4"/>
          </table:table-cell>
        </table:table-row>
        <text:soft-page-break/>
        <table:table-row>
          <table:table-cell table:style-name="Table1.A2" office:value-type="string">
            <text:p text:style-name="P4">g</text:p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h</text:p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g</text:p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>a?</text:p>
          </table:table-cell>
        </table:table-row>
      </table:table>
      <text:p text:style-name="P14"/>
      <text:p text:style-name="P14"/>
      <text:p text:style-name="P14">f calls g, which calls h, which calls g. What is a?</text:p>
      <text:p text:style-name="P14"/>
      <text:p text:style-name="P14">When g is executing, a is in f with an a_offset (see picture)</text:p>
      <text:p text:style-name="P14"/>
      <text:p text:style-name="P3"><text:span text:style-name="T1">How do we make sense of </text:span><text:span text:style-name="T4">a = a + 1</text:span><text:span text:style-name="T1">?</text:span></text:p>
      <text:p text:style-name="P14"/>
      <text:p text:style-name="P14">The issue is that a could be far from g. Maybe we have an intervening function.</text:p>
      <text:p text:style-name="P14">We cannot tell ahead of time what frames are between g and f.</text:p>
      <text:p text:style-name="P14"/>
      <text:p text:style-name="P14">What kind of information can you put on the stack in order to allow you to find the address of a (assuming efficiency doesn't matter).</text:p>
      <text:p text:style-name="P14"/>
      <text:p text:style-name="P14">We don't need a's offset, because it's known at compile time.</text:p>
      <text:p text:style-name="P14"/>
      <text:p text:style-name="P14">We have the fp of the caller in our function (see picture). It's like a linked list pointing to the previous node.</text:p>
      <text:p text:style-name="P14"/>
      <text:p text:style-name="P14">So how do we find out when to stop going back?</text:p>
      <text:p text:style-name="P14">A simple way is to put a name for every one of those functions a name. Then we just search for it.</text:p>
      <text:p text:style-name="P14">Check the callee, see if its name is f. If not, go to the caller. Is that f? No, so go to that caller.</text:p>
      <text:p text:style-name="P14"/>
      <text:p text:style-name="P3"><text:span text:style-name="T1">Pseudocode for </text:span><text:span text:style-name="T4">a = a + 1</text:span><text:span text:style-name="T1">:</text:span></text:p>
      <text:p text:style-name="P14"/>
      <text:p text:style-name="P3"><text:span text:style-name="T1">Search for f, find its fp</text:span><text:span text:style-name="T5">f</text:span></text:p>
      <text:p text:style-name="P3"><text:span text:style-name="T9">mem(fp</text:span><text:span text:style-name="T5">f</text:span><text:span text:style-name="T9"> + a_offset] = mem[fp</text:span><text:span text:style-name="T5">f</text:span><text:span text:style-name="T9"> + a_offset] + 1;</text:span></text:p>
      <text:p text:style-name="P15"/>
      <text:p text:style-name="P15">What's the problem with this?</text:p>
      <text:p text:style-name="P15">One of the problems is that the distance is unbounded. We may have to search multiple things, which is inefficient.</text:p>
      <text:p text:style-name="P15"/>
      <text:p text:style-name="P15">So we need to search better, in a more efficient way.</text:p>
      <text:p text:style-name="P1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f</text:p>
          </table:table-cell>
          <table:table-cell table:style-name="Table2.B1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>g</text:p>
          </table:table-cell>
          <table:table-cell table:style-name="Table2.B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B2" office:value-type="string">
            <text:p text:style-name="P4"/>
          </table:table-cell>
        </table:table-row>
      </table:table>
      <text:p text:style-name="P15"/>
      <text:p text:style-name="P15">g wants a. Where is a?</text:p>
      <text:p text:style-name="P15">f knows it's the parent of g.</text:p>
      <text:p text:style-name="P15">g has the fp of f.</text:p>
      <text:p text:style-name="P15"/>
      <text:p text:style-name="P15">Instead of traversing so many levels:</text:p>
      <text:p text:style-name="P15"><text:soft-page-break/>At runtime, we want a something to call the fp of the parent, not the caller.</text:p>
      <text:p text:style-name="P15"/>
      <text:p text:style-name="P3"><text:span text:style-name="T9">So we introduce an </text:span><text:span text:style-name="T10">access link</text:span><text:span text:style-name="T9">. (aka</text:span></text:p>
      <text:p text:style-name="P15"/>
      <text:p text:style-name="P3"><text:span text:style-name="T10">Access Link:</text:span><text:span text:style-name="T9"> points to the frame of the defining environment (parent) at runtime.</text:span></text:p>
      <text:p text:style-name="P3"><text:span text:style-name="T10">Control Link:</text:span><text:span text:style-name="T9"> points to calling environment.</text:span></text:p>
      <text:p text:style-name="P15"/>
      <text:p text:style-name="P15">The access link path is much shorter than caller paths.</text:p>
      <text:p text:style-name="P15"/>
      <text:p text:style-name="P3"><text:span text:style-name="T9">In this case, the access link is the fp of the parent (fp</text:span><text:span text:style-name="T5">f</text:span><text:span text:style-name="T9"> in this case). In this case, it's pointing to the same place as the control link.</text:span></text:p>
      <text:p text:style-name="P15"/>
      <text:p text:style-name="P15">Now, g calls h.</text:p>
      <text:p text:style-name="P3"><text:span text:style-name="T9">h's control link is fp</text:span><text:span text:style-name="T5">g</text:span><text:span text:style-name="T9">. h's access link is fp</text:span><text:span text:style-name="T5">f</text:span><text:span text:style-name="T9">, the same access link as g, because h is defined in the same environment as g.</text:span></text:p>
      <text:p text:style-name="P15"/>
      <text:p text:style-name="P3"><text:span text:style-name="T9">AL</text:span><text:span text:style-name="T5">g</text:span><text:span text:style-name="T9"> = AL</text:span><text:span text:style-name="T5">h</text:span><text:span text:style-name="T9"> because they have the same parent scope. They are “siblings.”</text:span></text:p>
      <text:p text:style-name="P3"><text:span text:style-name="T9">AL</text:span><text:span text:style-name="T5">g</text:span><text:span text:style-name="T9"> = CL</text:span><text:span text:style-name="T5">g</text:span><text:span text:style-name="T9"> because g is called by its parent scope.</text:span></text:p>
      <text:p text:style-name="P15"/>
      <text:p text:style-name="P15">How do we access a in g?</text:p>
      <text:p text:style-name="P15"/>
      <text:p text:style-name="P21">mem[fp + AL_offset] + a_offset</text:p>
      <text:p text:style-name="P21"/>
      <text:p text:style-name="P15">fp + AL_offset = address of AL of g.</text:p>
      <text:p text:style-name="P15"/>
      <text:p text:style-name="P15">mem[fp + AL_offset] = fp of f</text:p>
      <text:p text:style-name="P21"/>
      <text:p text:style-name="P15">mem[fp + AL_offset] + a_offset = address of a.</text:p>
      <text:p text:style-name="P15"/>
      <text:p text:style-name="P15">Another situation:</text:p>
      <text:p text:style-name="P15"/>
      <text:p text:style-name="P21">f()</text:p>
      <text:p text:style-name="P21">{</text:p>
      <text:p text:style-name="P21"><text:tab/>g() //local to f()</text:p>
      <text:p text:style-name="P21"><text:tab/>{</text:p>
      <text:p text:style-name="P21"><text:tab/><text:tab/>…</text:p>
      <text:p text:style-name="P21"><text:tab/><text:tab/>g1() //local function in g</text:p>
      <text:p text:style-name="P21"><text:tab/><text:tab/>g2() //local function in g</text:p>
      <text:p text:style-name="P21"><text:tab/><text:tab/>…</text:p>
      <text:p text:style-name="P21"><text:tab/>}</text:p>
      <text:p text:style-name="P21"/>
      <text:p text:style-name="P21"><text:tab/>h() //local to f()</text:p>
      <text:p text:style-name="P21"><text:tab/>{</text:p>
      <text:p text:style-name="P21"><text:tab/><text:tab/>…</text:p>
      <text:p text:style-name="P21"><text:tab/>}</text:p>
      <text:p text:style-name="P21"><text:tab/></text:p>
      <text:p text:style-name="P21"><text:tab/>g();</text:p>
      <text:p text:style-name="P21">}</text:p>
      <text:p text:style-name="P15"/>
      <text:p text:style-name="P15"><text:soft-page-break/>f cannot call g1.</text:p>
      <text:p text:style-name="P15">g can call g1.</text:p>
      <text:p text:style-name="P15">g1 can call g2</text:p>
      <text:p text:style-name="P15">g2 can call f.</text:p>
      <text:p text:style-name="P15"/>
      <text:p text:style-name="P15">How do we set up the access link?</text:p>
      <text:p text:style-name="P15"/>
      <text:p text:style-name="P15">f calls g:</text:p>
      <text:p text:style-name="P2"><text:span text:style-name="T13"><text:tab/>AL</text:span><text:span text:style-name="T6">g</text:span><text:span text:style-name="T13"> = CL</text:span><text:span text:style-name="T6">g</text:span><text:span text:style-name="T13"> </text:span></text:p>
      <text:p text:style-name="P15">g calls g1:</text:p>
      <text:p text:style-name="P2"><text:span text:style-name="T13"><text:tab/>AL</text:span><text:span text:style-name="T6">g1</text:span><text:span text:style-name="T13"> = CL</text:span><text:span text:style-name="T6">g1</text:span><text:span text:style-name="T13"> </text:span></text:p>
      <text:p text:style-name="P15">g1 calls g2:</text:p>
      <text:p text:style-name="P2"><text:span text:style-name="T13"><text:tab/>AL</text:span><text:span text:style-name="T6">g2</text:span><text:span text:style-name="T13"> = AL</text:span><text:span text:style-name="T6">g1</text:span><text:span text:style-name="T13"> </text:span></text:p>
      <text:p text:style-name="P15">g2 calls f:</text:p>
      <text:p text:style-name="P15"/>
      <text:p text:style-name="P15"/>
      <text:p text:style-name="P15">We don't have to search with this.</text:p>
      <text:p text:style-name="P15">g1 will point to g, and g is pointing to f.</text:p>
      <text:p text:style-name="P15"/>
      <text:p text:style-name="P15">We have to follow only two access links.</text:p>
      <text:p text:style-name="P15"/>
      <text:p text:style-name="P15"/>
      <text:p text:style-name="P5">Wednesday</text:p>
      <text:p text:style-name="P1">Week 14</text:p>
      <text:p text:style-name="P16">4-19-17</text:p>
      <text:p text:style-name="P16"><text:span text:style-name="T16"/></text:p>
      <text:p text:style-name="P17"><text:span text:style-name="T16">Project: No implicit declarations</text:span></text:p>
      <text:p text:style-name="P17"><text:span text:style-name="T16"/></text:p>
      <text:p text:style-name="P17"><text:span text:style-name="T16">Last time:</text:span></text:p>
      <text:list xml:id="list6884320717538081642" text:style-name="L3">
        <text:list-item>
          <text:p text:style-name="P18"><text:span text:style-name="T16">Access Links</text:span></text:p>
        </text:list-item>
      </text:list>
      <text:p text:style-name="P17"><text:span text:style-name="T16">Today:</text:span></text:p>
      <text:list xml:id="list503438886341797931" text:style-name="L5">
        <text:list-item>
          <text:p text:style-name="P19"><text:span text:style-name="T16">More on Access Links</text:span></text:p>
        </text:list-item>
      </text:list>
      <text:p text:style-name="P29"><text:span text:style-name="T16"/></text:p>
      <text:p text:style-name="P17"><text:span text:style-name="T16"/></text:p>
      <text:p text:style-name="P17"><text:span text:style-name="T17">Control Link</text:span><text:span text:style-name="T16">: points to the calling environment</text:span></text:p>
      <text:p text:style-name="P17"><text:span text:style-name="T16"/></text:p>
      <text:p text:style-name="P17"><text:span text:style-name="T16">f calls g, control link of g points to frame of f.</text:span></text:p>
      <text:p text:style-name="P17"><text:span text:style-name="T16"/></text:p>
      <text:p text:style-name="P20"><text:span text:style-name="T16">Access Link</text:span><text:span text:style-name="T18">: points to defining environment's (parent scope = scope in which g is defined) activation record (or frame).</text:span></text:p>
      <text:p text:style-name="P20"><text:span text:style-name="T18"/></text:p>
      <text:p text:style-name="P20"><text:span text:style-name="T16">Variable Access:</text:span><text:span text:style-name="T18"> </text:span></text:p>
      <text:list xml:id="list561480679514891341" text:style-name="L6">
        <text:list-item>
          <text:p text:style-name="P24"><text:span text:style-name="T14">global variables:</text:span></text:p>
          <text:list>
            <text:list-item>
              <text:p text:style-name="P24"><text:span text:style-name="T14">global offset known at compile time</text:span></text:p>
              <text:list>
                <text:list-item>
                  <text:p text:style-name="P24"><text:span text:style-name="T14">address of a = a_offset</text:span></text:p>
                </text:list-item>
              </text:list>
            </text:list-item>
          </text:list>
        </text:list-item>
        <text:list-item>
          <text:p text:style-name="P24"><text:span text:style-name="T14">local variables:</text:span></text:p>
          <text:list>
            <text:list-item>
              <text:p text:style-name="P24"><text:span text:style-name="T14">offset relative to frame pointer. The value of the offset is known at compile time. The value of frame pointer is not known until runtime.</text:span></text:p>
              <text:list>
                <text:list-item>
                  <text:p text:style-name="P24"><text:span text:style-name="T14">address of a = fp + a_offset.</text:span></text:p>
                </text:list-item>
              </text:list>
            </text:list-item>
          </text:list>
        </text:list-item>
        <text:list-item>
          <text:p text:style-name="P24"><text:span text:style-name="T14">non-local, but non-global access</text:span></text:p>
          <text:list>
            <text:list-item>
              <text:p text:style-name="P24"><text:span text:style-name="T14">Example: accessing a variable in parent scope</text:span></text:p>
            </text:list-item>
            <text:list-item>
              <text:p text:style-name="P24"><text:span text:style-name="T14">address is calculated as fp</text:span><text:span text:style-name="T7">environment where a is declared</text:span><text:span text:style-name="T14"> + a_offset.</text:span></text:p>
            </text:list-item>
            <text:list-item>
              <text:p text:style-name="P24"><text:span text:style-name="T14">a_offset is known at compile time</text:span></text:p>
            </text:list-item>
            <text:list-item>
              <text:p text:style-name="P24"><text:span text:style-name="T14">To calculate: follow access links until frame where a is declared is found</text:span></text:p>
              <text:list>
                <text:list-item>
                  <text:p text:style-name="P24"><text:span text:style-name="T14">How many access links do we have to follow?</text:span></text:p>
                </text:list-item>
              </text:list>
            </text:list-item>
          </text:list>
        </text:list-item>
      </text:list>
      <text:p text:style-name="P23"><text:span text:style-name="T14"/></text:p>
      <text:p text:style-name="P23"><text:span text:style-name="T14">Example of non-local, but non-global access:</text:span></text:p>
      <text:p text:style-name="P23"><text:span text:style-name="T14"/></text:p>
      <text:p text:style-name="P26"><text:span text:style-name="T11">f()</text:span></text:p>
      <text:p text:style-name="P26"><text:span text:style-name="T11">{</text:span></text:p>
      <text:p text:style-name="P26"><text:span text:style-name="T11"><text:tab/>a<text:tab/>//local variable in f()</text:span></text:p>
      <text:p text:style-name="P26"><text:span text:style-name="T11"><text:tab/>g1() //in f()</text:span></text:p>
      <text:p text:style-name="P26"><text:span text:style-name="T11"><text:tab/>{</text:span></text:p>
      <text:p text:style-name="P26"><text:span text:style-name="T11"><text:tab/><text:tab/>h1() //in g1()</text:span></text:p>
      <text:p text:style-name="P26"><text:span text:style-name="T11"><text:tab/><text:tab/>h2() //in g1()</text:span></text:p>
      <text:p text:style-name="P26"><text:span text:style-name="T11"><text:tab/><text:tab/>{</text:span></text:p>
      <text:p text:style-name="P26"><text:span text:style-name="T11"><text:tab/><text:tab/><text:tab/>//access to a</text:span></text:p>
      <text:p text:style-name="P26"><text:span text:style-name="T11"><text:tab/><text:tab/>}</text:span></text:p>
      <text:p text:style-name="P26"><text:span text:style-name="T11"><text:tab/>}</text:span></text:p>
      <text:p text:style-name="P26"><text:span text:style-name="T11"/></text:p>
      <text:p text:style-name="P26"><text:soft-page-break/><text:span text:style-name="T11"><text:tab/>g2() //in f</text:span></text:p>
      <text:p text:style-name="P26"><text:span text:style-name="T11">}</text:span></text:p>
      <text:p text:style-name="P26"><text:span text:style-name="T11"/></text:p>
      <text:p text:style-name="P27"><text:span text:style-name="T11">Where is a when in h2?</text:span></text:p>
      <text:p text:style-name="P27"><text:span text:style-name="T11"/></text:p>
      <text:p text:style-name="P27"><text:span text:style-name="T11">What is defining environment of g1? f.</text:span></text:p>
      <text:p text:style-name="P27"><text:span text:style-name="T11">What is defining environment of h1? g1.</text:span></text:p>
      <text:p text:style-name="P27"><text:span text:style-name="T11">What is defining environment of h2? g1</text:span></text:p>
      <text:p text:style-name="P27"><text:span text:style-name="T11"/></text:p>
      <text:p text:style-name="P27"><text:span text:style-name="T11">h2 is two levels deep in relation to f.</text:span></text:p>
      <text:p text:style-name="P27"><text:span text:style-name="T11">So we need to follow two access links.</text:span></text:p>
      <text:p text:style-name="P27"/>
      <text:p text:style-name="P28"><text:span text:style-name="T12">Follow two access links:</text:span></text:p>
      <text:p text:style-name="P26"><text:span text:style-name="T11"><text:tab/>address = fp</text:span></text:p>
      <text:p text:style-name="P26"><text:span text:style-name="T11"><text:tab/>address = mem[address + AL_offset]</text:span></text:p>
      <text:p text:style-name="P26"><text:span text:style-name="T11"><text:tab/>address = mem[address + AL_offset]</text:span></text:p>
      <text:p text:style-name="P27"><text:span text:style-name="T11"/></text:p>
      <text:p text:style-name="P27"><text:span text:style-name="T11">The amount of access links to follow is known at compile time.</text:span></text:p>
      <text:p text:style-name="P27"/>
      <text:p text:style-name="P27"><text:span text:style-name="T11">To access a, we need to follow two access links, starting at the current frame to find the fp of the frame where a is declared.</text:span></text:p>
      <text:p text:style-name="P27"><text:span text:style-name="T11"/></text:p>
      <text:p text:style-name="P27"><text:span text:style-name="T11">Which means we can rewrite as a loop:</text:span></text:p>
      <text:p text:style-name="P27"><text:span text:style-name="T11"/></text:p>
      <text:p text:style-name="P26"><text:span text:style-name="T11">address = fp //known at run time</text:span></text:p>
      <text:p text:style-name="P26"><text:span text:style-name="T11">for i = 1 to 2 //2 = difference in nesting levels, compile time</text:span></text:p>
      <text:p text:style-name="P26"><text:span text:style-name="T11"><text:tab/>address = mem[address + AL_offset]</text:span></text:p>
      <text:p text:style-name="P26"><text:span text:style-name="T11">address = address + a_offset to get address of a.</text:span></text:p>
      <text:p text:style-name="P26"><text:span text:style-name="T11">//a_offset known at compile time</text:span></text:p>
      <text:p text:style-name="P26"><text:span text:style-name="T14"/></text:p>
      <text:p text:style-name="P26"><text:span text:style-name="T14">The code is executed at runtime.</text:span></text:p>
      <text:p text:style-name="P30"><text:span text:style-name="T14"/></text:p>
      <text:p text:style-name="P26"><text:span text:style-name="T14"/></text:p>
      <text:p text:style-name="P26"><text:span text:style-name="T14">How to calculate access links.</text:span></text:p>
      <text:p text:style-name="P26"><text:span text:style-name="T14">Using same example as before. with additional calls (see pictures)</text:span></text:p>
      <text:p text:style-name="P26"><text:span text:style-name="T14"/></text:p>
      <text:p text:style-name="P26"><text:span text:style-name="T14">(→ = calls)</text:span></text:p>
      <text:p text:style-name="P26"><text:span text:style-name="T14">f → g1 → h1 → h2 → g2 → g1 → h1 → f</text:span></text:p>
      <text:p text:style-name="P26"><text:span text:style-name="T14"/></text:p>
      <text:p text:style-name="P26"><text:span text:style-name="T14">Setting up access link:</text:span></text:p>
      <text:list xml:id="list397838303899113525" text:style-name="L7">
        <text:list-item>
          <text:p text:style-name="P25"><text:span text:style-name="T14">f calls g1</text:span></text:p>
          <text:list>
            <text:list-item>
              <text:p text:style-name="P25"><text:span text:style-name="T14">f executes (caller sets up AL): mem[sp + AL_offset] = fp</text:span></text:p>
              <text:list>
                <text:list-item>
                  <text:p text:style-name="P25"><text:span text:style-name="T14">f is the defining environment, so AL</text:span><text:span text:style-name="T7">g1</text:span><text:span text:style-name="T14"> → CL</text:span><text:span text:style-name="T7">g1</text:span><text:span text:style-name="T14"> </text:span></text:p>
                </text:list-item>
                <text:list-item>
                  <text:p text:style-name="P25"><text:span text:style-name="T14">When f is active, value of sp is the value that fp will take when g1 becomes active</text:span></text:p>
                  <text:list>
                    <text:list-item>
                      <text:p text:style-name="P25"><text:span text:style-name="T14">Note: might be sp + 1. Depends on the calling convention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5"><text:span text:style-name="T14">g1 calls h1</text:span></text:p>
          <text:list>
            <text:list-item>
              <text:p text:style-name="P25"><text:span text:style-name="T14">same as previous case</text:span></text:p>
            </text:list-item>
          </text:list>
        </text:list-item>
        <text:list-item>
          <text:p text:style-name="P25"><text:span text:style-name="T14">h1 calls h2</text:span></text:p>
          <text:list>
            <text:list-item>
              <text:p text:style-name="P25"><text:soft-page-break/><text:span text:style-name="T14">h1 and h2 are at the same nesting level and have the same defining environment, so</text:span></text:p>
              <text:list>
                <text:list-item>
                  <text:p text:style-name="P25"><text:span text:style-name="T14">AL</text:span><text:span text:style-name="T7">h2</text:span><text:span text:style-name="T14"> = AL</text:span><text:span text:style-name="T7">h1</text:span><text:span text:style-name="T14"> </text:span></text:p>
                </text:list-item>
              </text:list>
            </text:list-item>
            <text:list-item>
              <text:p text:style-name="P25"><text:span text:style-name="T14">mem[sp + AL_offset] = mem[fp + AL_offset]</text:span></text:p>
              <text:list>
                <text:list-item>
                  <text:p text:style-name="P25"><text:span text:style-name="T14">sp + AL_offset = address of AL</text:span><text:span text:style-name="T7">h2</text:span><text:span text:style-name="T14"> </text:span></text:p>
                </text:list-item>
                <text:list-item>
                  <text:p text:style-name="P25"><text:span text:style-name="T14">fp + AL_offset = address of AL</text:span><text:span text:style-name="T7">h1</text:span><text:span text:style-name="T14"> </text:span></text:p>
                </text:list-item>
                <text:list-item>
                  <text:p text:style-name="P25"><text:span text:style-name="T14"><text:s/>mem[fp + AL_offset] = value stored at that address</text:span></text:p>
                </text:list-item>
              </text:list>
            </text:list-item>
          </text:list>
        </text:list-item>
        <text:list-item>
          <text:p text:style-name="P25"><text:span text:style-name="T14">h2 calls g2</text:span></text:p>
          <text:list>
            <text:list-item>
              <text:p text:style-name="P25"><text:span text:style-name="T14">address = fp</text:span></text:p>
              <text:list>
                <text:list-item>
                  <text:p text:style-name="P25"><text:span text:style-name="T14">fp = frame pointer of h1</text:span></text:p>
                </text:list-item>
              </text:list>
            </text:list-item>
            <text:list-item>
              <text:p text:style-name="P25"><text:span text:style-name="T14">address = mem[address + AL_offset]</text:span></text:p>
              <text:list>
                <text:list-item>
                  <text:p text:style-name="P25"><text:span text:style-name="T14">address + AL_offset → fp of g1</text:span></text:p>
                </text:list-item>
              </text:list>
            </text:list-item>
            <text:list-item>
              <text:p text:style-name="P25"><text:span text:style-name="T14">address = mem[address + AL_offset]</text:span></text:p>
              <text:list>
                <text:list-item>
                  <text:p text:style-name="P25"><text:span text:style-name="T14">address + AL_offset → fp of f</text:span></text:p>
                </text:list-item>
              </text:list>
            </text:list-item>
            <text:list-item>
              <text:p text:style-name="P25"><text:span text:style-name="T14">mem[sp + AL_offset] = address</text:span></text:p>
            </text:list-item>
          </text:list>
        </text:list-item>
        <text:list-item>
          <text:p text:style-name="P25"><text:span text:style-name="T14">g2 calls g1</text:span></text:p>
          <text:list>
            <text:list-item>
              <text:p text:style-name="P25"><text:span text:style-name="T14">same as h1 calls h2</text:span></text:p>
            </text:list-item>
          </text:list>
        </text:list-item>
        <text:list-item>
          <text:p text:style-name="P25"><text:span text:style-name="T14">g1 calls h1</text:span></text:p>
          <text:list>
            <text:list-item>
              <text:p text:style-name="P25"><text:span text:style-name="T14">same as f calls g1</text:span></text:p>
            </text:list-item>
          </text:list>
        </text:list-item>
        <text:list-item>
          <text:p text:style-name="P25"><text:span text:style-name="T14">h1 calls f</text:span></text:p>
          <text:list>
            <text:list-item>
              <text:p text:style-name="P25"><text:span text:style-name="T14">address = fp</text:span></text:p>
              <text:list>
                <text:list-item>
                  <text:p text:style-name="P25"><text:span text:style-name="T14">fp → frame pointer of h1</text:span></text:p>
                </text:list-item>
              </text:list>
            </text:list-item>
            <text:list-item>
              <text:p text:style-name="P25"><text:span text:style-name="T14">address = mem[address + AL_offset]</text:span></text:p>
              <text:list>
                <text:list-item>
                  <text:p text:style-name="P25"><text:span text:style-name="T14">address + AL_offset → <text:s/>fp of g1</text:span></text:p>
                </text:list-item>
              </text:list>
            </text:list-item>
            <text:list-item>
              <text:p text:style-name="P25"><text:span text:style-name="T14">address = mem[address + AL_offset]</text:span></text:p>
              <text:list>
                <text:list-item>
                  <text:p text:style-name="P25"><text:span text:style-name="T14">address + AL_offset → fp of f</text:span></text:p>
                </text:list-item>
              </text:list>
            </text:list-item>
            <text:list-item>
              <text:p text:style-name="P25"><text:span text:style-name="T14">address = mem[address + AL_offset]</text:span></text:p>
              <text:list>
                <text:list-item>
                  <text:p text:style-name="P25"><text:span text:style-name="T14">address + AL_offset → fp of f's parent</text:span></text:p>
                </text:list-item>
              </text:list>
            </text:list-item>
            <text:list-item>
              <text:p text:style-name="P25"><text:span text:style-name="T14">mem[sp + AL_offset] = address</text:span></text:p>
            </text:list-item>
          </text:list>
        </text:list-item>
      </text:list>
      <text:p text:style-name="P23"><text:span text:style-name="T14"/></text:p>
      <text:p text:style-name="P23"><text:span text:style-name="T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4-17T08:30:51.03</meta:creation-date>
    <dc:date>2017-04-19T11:00:36.58</dc:date>
    <meta:editing-duration>PT3H41M16S</meta:editing-duration>
    <meta:editing-cycles>9</meta:editing-cycles>
    <meta:generator>OpenOffice/4.1.1$Win32 OpenOffice.org_project/411m6$Build-9775</meta:generator>
    <meta:document-statistic meta:table-count="2" meta:image-count="0" meta:object-count="0" meta:page-count="7" meta:paragraph-count="212" meta:word-count="1305" meta:character-count="6175"/>
  </office:meta>
</office:document-meta>
</file>